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NVHashTest.g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NVHashTest.test_fnv_ha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NVHashTest.bkdr_hash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NVHashTest.fnv_hash64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NVHashTest.fnv_hash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NVHashTest.fnv_hash32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